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800000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 style:data-style-name="N4"/>
    <style:style style:name="ce4" style:family="table-cell" style:parent-style-name="Default">
      <style:table-cell-properties fo:background-color="#ffcccc"/>
    </style:style>
    <style:style style:name="ce5" style:family="table-cell" style:parent-style-name="Default" style:data-style-name="N61"/>
    <style:style style:name="ce6" style:family="table-cell" style:parent-style-name="Default" style:data-style-name="N61">
      <style:table-cell-properties fo:background-color="#ffcccc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ackground-color="#ffcccc"/>
    </style:style>
    <style:style style:name="ce9" style:family="table-cell" style:parent-style-name="Default" style:data-style-name="N4">
      <style:table-cell-properties fo:background-color="#ffcccc"/>
    </style:style>
    <style:style style:name="ce10" style:family="table-cell" style:parent-style-name="Default" style:data-style-name="N1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y=a*exp(-t/tau)+c</text:p>
          </table:table-cell>
          <table:table-cell/>
          <table:table-cell office:value-type="string" calcext:value-type="string">
            <text:p>tau=(2*pi*fc)^-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ertical field coi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rnov</text:p>
          </table:table-cell>
          <table:table-cell office:value-type="string" calcext:value-type="string">
            <text:p>Tau (ms)</text:p>
          </table:table-cell>
          <table:table-cell office:value-type="string" calcext:value-type="string">
            <text:p>fc (Hz)</text:p>
          </table:table-cell>
          <table:table-cell office:value-type="string" calcext:value-type="string">
            <text:p>lambda (s^-1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8.427129495099" calcext:value-type="float">
            <text:p>28,43</text:p>
          </table:table-cell>
          <table:table-cell table:style-name="ce3" office:value-type="float" office:value="5.5986990568054" calcext:value-type="float">
            <text:p>5,60</text:p>
          </table:table-cell>
          <table:table-cell table:formula="of:=1/[.B5]*1000" office:value-type="float" office:value="35.1776636530398" calcext:value-type="float">
            <text:p>35,17766365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20.2756633714825" calcext:value-type="float">
            <text:p>20,28</text:p>
          </table:table-cell>
          <table:table-cell table:style-name="ce3" office:value-type="float" office:value="7.84955540915838" calcext:value-type="float">
            <text:p>7,85</text:p>
          </table:table-cell>
          <table:table-cell table:formula="of:=1/[.B6]*1000" office:value-type="float" office:value="49.3202112147161" calcext:value-type="float">
            <text:p>49,320211214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15.0665718446938" calcext:value-type="float">
            <text:p>15,07</text:p>
          </table:table-cell>
          <table:table-cell table:style-name="ce3" office:value-type="float" office:value="10.5634476596577" calcext:value-type="float">
            <text:p>10,56</text:p>
          </table:table-cell>
          <table:table-cell table:formula="of:=1/[.B7]*1000" office:value-type="float" office:value="66.3720991283219" calcext:value-type="float">
            <text:p>66,372099128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18.8620210660352" calcext:value-type="float">
            <text:p>18,86</text:p>
          </table:table-cell>
          <table:table-cell table:style-name="ce3" office:value-type="float" office:value="8.43785204855301" calcext:value-type="float">
            <text:p>8,44</text:p>
          </table:table-cell>
          <table:table-cell table:formula="of:=1/[.B8]*1000" office:value-type="float" office:value="53.0165880156235" calcext:value-type="float">
            <text:p>53,016588015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25.6760004351" calcext:value-type="float">
            <text:p>25,68</text:p>
          </table:table-cell>
          <table:table-cell table:style-name="ce3" office:value-type="float" office:value="6.19858780163926" calcext:value-type="float">
            <text:p>6,20</text:p>
          </table:table-cell>
          <table:table-cell table:formula="of:=1/[.B9]*1000" office:value-type="float" office:value="38.9468758005224" calcext:value-type="float">
            <text:p>38,94687580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60.0340145513399" calcext:value-type="float">
            <text:p>60,03</text:p>
          </table:table-cell>
          <table:table-cell table:style-name="ce3" office:value-type="float" office:value="2.65107946355627" calcext:value-type="float">
            <text:p>2,65</text:p>
          </table:table-cell>
          <table:table-cell table:formula="of:=1/[.B10]*1000" office:value-type="float" office:value="16.6572235335823" calcext:value-type="float">
            <text:p>16,657223533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53.8325101741151" calcext:value-type="float">
            <text:p>53,83</text:p>
          </table:table-cell>
          <table:table-cell table:style-name="ce3" office:value-type="float" office:value="2.95648377861495" calcext:value-type="float">
            <text:p>2,96</text:p>
          </table:table-cell>
          <table:table-cell table:formula="of:=1/[.B11]*1000" office:value-type="float" office:value="18.5761354387082" calcext:value-type="float">
            <text:p>18,57613543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21.7757815342421" calcext:value-type="float">
            <text:p>21,78</text:p>
          </table:table-cell>
          <table:table-cell table:style-name="ce3" office:value-type="float" office:value="7.30880509806853" calcext:value-type="float">
            <text:p>7,31</text:p>
          </table:table-cell>
          <table:table-cell table:formula="of:=1/[.B12]*1000" office:value-type="float" office:value="45.9225768052235" calcext:value-type="float">
            <text:p>45,922576805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22.8315664805984" calcext:value-type="float">
            <text:p>22,83</text:p>
          </table:table-cell>
          <table:table-cell table:style-name="ce3" office:value-type="float" office:value="6.97082888408646" calcext:value-type="float">
            <text:p>6,97</text:p>
          </table:table-cell>
          <table:table-cell table:formula="of:=1/[.B13]*1000" office:value-type="float" office:value="43.7990096233551" calcext:value-type="float">
            <text:p>43,799009623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21.7636937163774" calcext:value-type="float">
            <text:p>21,76</text:p>
          </table:table-cell>
          <table:table-cell table:style-name="ce3" office:value-type="float" office:value="7.3128644965321" calcext:value-type="float">
            <text:p>7,31</text:p>
          </table:table-cell>
          <table:table-cell table:formula="of:=1/[.B14]*1000" office:value-type="float" office:value="45.9480827580058" calcext:value-type="float">
            <text:p>45,94808275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28.9321917454884" calcext:value-type="float">
            <text:p>28,93</text:p>
          </table:table-cell>
          <table:table-cell table:style-name="ce3" office:value-type="float" office:value="5.50096392599478" calcext:value-type="float">
            <text:p>5,50</text:p>
          </table:table-cell>
          <table:table-cell table:formula="of:=1/[.B15]*1000" office:value-type="float" office:value="34.5635757151353" calcext:value-type="float">
            <text:p>34,563575715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37.3435970293219" calcext:value-type="float">
            <text:p>37,34</text:p>
          </table:table-cell>
          <table:table-cell table:style-name="ce3" office:value-type="float" office:value="4.26190714748041" calcext:value-type="float">
            <text:p>4,26</text:p>
          </table:table-cell>
          <table:table-cell table:formula="of:=1/[.B16]*1000" office:value-type="float" office:value="26.7783523696126" calcext:value-type="float">
            <text:p>26,7783523696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SUM([.B5:.B16])/12" office:value-type="float" office:value="29.5683951203245" calcext:value-type="float">
            <text:p>29,5683951203</text:p>
          </table:table-cell>
          <table:table-cell table:formula="of:=SUM([.C5:.C16])/12" office:value-type="float" office:value="6.30092289751227" calcext:value-type="float">
            <text:p>6,3009228975</text:p>
          </table:table-cell>
          <table:table-cell table:formula="of:=SUM([.D5:.D16])/12" office:value-type="float" office:value="39.5898661713205" calcext:value-type="float">
            <text:p>39,589866171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orizontal field coil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5487254020528" calcext:value-type="float">
            <text:p>6,0548725402</text:p>
          </table:table-cell>
          <table:table-cell office:value-type="float" office:value="26.2854324405811" calcext:value-type="float">
            <text:p>26,2854324406</text:p>
          </table:table-cell>
          <table:table-cell office:value-type="string" calcext:value-type="string">
            <text:p>R2=0.887121226490169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45254486845384" calcext:value-type="float">
            <text:p>9,4525448685</text:p>
          </table:table-cell>
          <table:table-cell office:value-type="float" office:value="16.8372586754966" calcext:value-type="float">
            <text:p>16,8372586755</text:p>
          </table:table-cell>
          <table:table-cell office:value-type="string" calcext:value-type="string">
            <text:p>R2=0.995144690296913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4880613289819" calcext:value-type="float">
            <text:p>15,488061329</text:p>
          </table:table-cell>
          <table:table-cell office:value-type="float" office:value="10.2759757797497" calcext:value-type="float">
            <text:p>10,2759757797</text:p>
          </table:table-cell>
          <table:table-cell office:value-type="string" calcext:value-type="string">
            <text:p>R2=0.996989553667483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78971427096894" calcext:value-type="float">
            <text:p>5,789714271</text:p>
          </table:table-cell>
          <table:table-cell office:value-type="float" office:value="27.4892569206632" calcext:value-type="float">
            <text:p>27,4892569207</text:p>
          </table:table-cell>
          <table:table-cell office:value-type="string" calcext:value-type="string">
            <text:p>R2=0.789080964088785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3.8067076795645" calcext:value-type="float">
            <text:p>23,8067076796</text:p>
          </table:table-cell>
          <table:table-cell table:style-name="ce1" office:value-type="float" office:value="6.68529832995398" calcext:value-type="float">
            <text:p>6,68529833</text:p>
          </table:table-cell>
          <table:table-cell table:style-name="ce1" office:value-type="string" calcext:value-type="string">
            <text:p>R2=0.9433751259270354</text:p>
          </table:table-cell>
          <table:table-cell table:style-name="ce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5.9708212018152" calcext:value-type="float">
            <text:p>15,9708212018</text:p>
          </table:table-cell>
          <table:table-cell table:style-name="ce1" office:value-type="float" office:value="9.96535751547996" calcext:value-type="float">
            <text:p>9,9653575155</text:p>
          </table:table-cell>
          <table:table-cell table:style-name="ce1" office:value-type="string" calcext:value-type="string">
            <text:p>R2=0.9581861707045444</text:p>
          </table:table-cell>
          <table:table-cell table:style-name="ce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2.60322374303454" calcext:value-type="float">
            <text:p>2,603223743</text:p>
          </table:table-cell>
          <table:table-cell table:style-name="ce1" office:value-type="float" office:value="61.137635025705" calcext:value-type="float">
            <text:p>61,1376350257</text:p>
          </table:table-cell>
          <table:table-cell table:style-name="ce1" office:value-type="string" calcext:value-type="string">
            <text:p>R2=1.4638478540440758e-08</text:p>
          </table:table-cell>
          <table:table-cell table:style-name="ce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5.78311775140177" calcext:value-type="float">
            <text:p>5,7831177514</text:p>
          </table:table-cell>
          <table:table-cell table:style-name="ce1" office:value-type="float" office:value="27.5206125715351" calcext:value-type="float">
            <text:p>27,5206125715</text:p>
          </table:table-cell>
          <table:table-cell table:style-name="ce1" office:value-type="string" calcext:value-type="string">
            <text:p>R2=0.5261445143025504</text:p>
          </table:table-cell>
          <table:table-cell table:style-name="ce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33439729052839" calcext:value-type="float">
            <text:p>6,3343972905</text:p>
          </table:table-cell>
          <table:table-cell office:value-type="float" office:value="25.1255069412641" calcext:value-type="float">
            <text:p>25,1255069413</text:p>
          </table:table-cell>
          <table:table-cell office:value-type="string" calcext:value-type="string">
            <text:p>R2=0.97833161749563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97811262306586" calcext:value-type="float">
            <text:p>2,9781126231</text:p>
          </table:table-cell>
          <table:table-cell office:value-type="float" office:value="53.4415461185786" calcext:value-type="float">
            <text:p>53,4415461186</text:p>
          </table:table-cell>
          <table:table-cell office:value-type="string" calcext:value-type="string">
            <text:p>R2=-7.504608912078936e-0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21450732508326" calcext:value-type="float">
            <text:p>8,2145073251</text:p>
          </table:table-cell>
          <table:table-cell office:value-type="float" office:value="19.374861667712" calcext:value-type="float">
            <text:p>19,3748616677</text:p>
          </table:table-cell>
          <table:table-cell office:value-type="string" calcext:value-type="string">
            <text:p>R2=0.985829123073008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94160859194119" calcext:value-type="float">
            <text:p>5,9416085919</text:p>
          </table:table-cell>
          <table:table-cell office:value-type="float" office:value="26.7865074969366" calcext:value-type="float">
            <text:p>26,7865074969</text:p>
          </table:table-cell>
          <table:table-cell office:value-type="string" calcext:value-type="string">
            <text:p>R2=0.5710633509104037</text:p>
          </table:table-cell>
          <table:table-cell/>
        </table:table-row>
        <table:table-row table:style-name="ro1">
          <table:table-cell/>
          <table:table-cell table:formula="of:=(SUM([.B20:.B23])+SUM([.B28:.B31]))/8" office:value-type="float" office:value="7.53172735490358" calcext:value-type="float">
            <text:p>7,5317273549</text:p>
          </table:table-cell>
          <table:table-cell table:formula="of:=(SUM([.C20:.C23])+SUM([.C28:.C31]))/8" office:value-type="float" office:value="25.7020432551227" calcext:value-type="float">
            <text:p>25,7020432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 250 m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0558993457863" calcext:value-type="float">
            <text:p>6,0055899346</text:p>
          </table:table-cell>
          <table:table-cell office:value-type="float" office:value="26.501133914509" calcext:value-type="float">
            <text:p>26,5011339145</text:p>
          </table:table-cell>
          <table:table-cell office:value-type="float" office:value="0.877910441732504" calcext:value-type="float">
            <text:p>0,877910441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50972096601882" calcext:value-type="float">
            <text:p>9,509720966</text:p>
          </table:table-cell>
          <table:table-cell office:value-type="float" office:value="16.73602660484" calcext:value-type="float">
            <text:p>16,7360266048</text:p>
          </table:table-cell>
          <table:table-cell office:value-type="float" office:value="0.995343177641994" calcext:value-type="float">
            <text:p>0,995343177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9195779170141" calcext:value-type="float">
            <text:p>15,919577917</text:p>
          </table:table-cell>
          <table:table-cell office:value-type="float" office:value="9.99743485169903" calcext:value-type="float">
            <text:p>9,9974348517</text:p>
          </table:table-cell>
          <table:table-cell office:value-type="float" office:value="0.995597750937534" calcext:value-type="float">
            <text:p>0,995597750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81197829637798" calcext:value-type="float">
            <text:p>5,8119782964</text:p>
          </table:table-cell>
          <table:table-cell office:value-type="float" office:value="27.3839534450912" calcext:value-type="float">
            <text:p>27,3839534451</text:p>
          </table:table-cell>
          <table:table-cell office:value-type="float" office:value="0.753856470878606" calcext:value-type="float">
            <text:p>0,7538564709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5.81197829637798" calcext:value-type="float">
            <text:p>5,8119782964</text:p>
          </table:table-cell>
          <table:table-cell table:style-name="ce1" office:value-type="float" office:value="27.3839534450912" calcext:value-type="float">
            <text:p>27,3839534451</text:p>
          </table:table-cell>
          <table:table-cell table:style-name="ce1" office:value-type="float" office:value="0.753856470878606" calcext:value-type="float">
            <text:p>0,7538564709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5.81197829637798" calcext:value-type="float">
            <text:p>5,8119782964</text:p>
          </table:table-cell>
          <table:table-cell table:style-name="ce1" office:value-type="float" office:value="27.3839534450912" calcext:value-type="float">
            <text:p>27,3839534451</text:p>
          </table:table-cell>
          <table:table-cell table:style-name="ce1" office:value-type="float" office:value="0.753856470878606" calcext:value-type="float">
            <text:p>0,7538564709</text:p>
          </table:table-cell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5.81197829637798" calcext:value-type="float">
            <text:p>5,8119782964</text:p>
          </table:table-cell>
          <table:table-cell table:style-name="ce1" office:value-type="float" office:value="27.3839534450912" calcext:value-type="float">
            <text:p>27,3839534451</text:p>
          </table:table-cell>
          <table:table-cell table:style-name="ce1" office:value-type="float" office:value="0.753856470878606" calcext:value-type="float">
            <text:p>0,7538564709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5.81197829637798" calcext:value-type="float">
            <text:p>5,8119782964</text:p>
          </table:table-cell>
          <table:table-cell table:style-name="ce1" office:value-type="float" office:value="27.3839534450912" calcext:value-type="float">
            <text:p>27,3839534451</text:p>
          </table:table-cell>
          <table:table-cell table:style-name="ce1" office:value-type="float" office:value="0.753856470878606" calcext:value-type="float">
            <text:p>0,753856470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06238058646966" calcext:value-type="float">
            <text:p>6,0623805865</text:p>
          </table:table-cell>
          <table:table-cell office:value-type="float" office:value="26.2528788520974" calcext:value-type="float">
            <text:p>26,2528788521</text:p>
          </table:table-cell>
          <table:table-cell office:value-type="float" office:value="0.972431579615187" calcext:value-type="float">
            <text:p>0,972431579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3963780986937" calcext:value-type="float">
            <text:p>12,3963780987</text:p>
          </table:table-cell>
          <table:table-cell office:value-type="float" office:value="12.8388261333096" calcext:value-type="float">
            <text:p>12,8388261333</text:p>
          </table:table-cell>
          <table:table-cell office:value-type="float" office:value="0.995356444192013" calcext:value-type="float">
            <text:p>0,995356444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44750046036777" calcext:value-type="float">
            <text:p>8,4475004604</text:p>
          </table:table-cell>
          <table:table-cell office:value-type="float" office:value="18.8404775872562" calcext:value-type="float">
            <text:p>18,8404775873</text:p>
          </table:table-cell>
          <table:table-cell office:value-type="float" office:value="0.984433643337121" calcext:value-type="float">
            <text:p>0,984433643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6765330391362" calcext:value-type="float">
            <text:p>5,6765330391</text:p>
          </table:table-cell>
          <table:table-cell office:value-type="float" office:value="28.0373499096403" calcext:value-type="float">
            <text:p>28,0373499096</text:p>
          </table:table-cell>
          <table:table-cell office:value-type="float" office:value="0.592678568610082" calcext:value-type="float">
            <text:p>0,5926785686</text:p>
          </table:table-cell>
          <table:table-cell/>
        </table:table-row>
        <table:table-row table:style-name="ro1">
          <table:table-cell/>
          <table:table-cell table:formula="of:=(SUM([.B34:.B37])+SUM([.B42:.B45]))/8" office:value-type="float" office:value="8.72870741233211" calcext:value-type="float">
            <text:p>8,7287074123</text:p>
          </table:table-cell>
          <table:table-cell table:formula="of:=(SUM([.C34:.C37])+SUM([.C42:.C45]))/8" office:value-type="float" office:value="20.8235101623053" calcext:value-type="float">
            <text:p>20,8235101623</text:p>
          </table:table-cell>
          <table:table-cell table:formula="of:=(SUM([.D34:.D37])+SUM([.D42:.D45]))/8" office:value-type="float" office:value="0.89595100961813" calcext:value-type="float">
            <text:p>0,895951009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it 105 m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54856348502113" calcext:value-type="float">
            <text:p>6,548563485</text:p>
          </table:table-cell>
          <table:table-cell office:value-type="float" office:value="24.3037947873513" calcext:value-type="float">
            <text:p>24,3037947874</text:p>
          </table:table-cell>
          <table:table-cell office:value-type="float" office:value="0.980051670906645" calcext:value-type="float">
            <text:p>0,9800516709</text:p>
          </table:table-cell>
          <table:table-cell table:formula="of:=(2*PI()*[.C49])^-1*1000" office:value-type="float" office:value="6.54856348502112" calcext:value-type="float">
            <text:p>6,5485634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89981796772329" calcext:value-type="float">
            <text:p>8,8998179677</text:p>
          </table:table-cell>
          <table:table-cell office:value-type="float" office:value="17.8829436364988" calcext:value-type="float">
            <text:p>17,8829436365</text:p>
          </table:table-cell>
          <table:table-cell office:value-type="float" office:value="0.996455373422275" calcext:value-type="float">
            <text:p>0,9964553734</text:p>
          </table:table-cell>
          <table:table-cell table:formula="of:=(2*PI()*[.C50])^-1*1000" office:value-type="float" office:value="8.89981796772331" calcext:value-type="float">
            <text:p>8,89981796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32298719320473" calcext:value-type="float">
            <text:p>7,3229871932</text:p>
          </table:table-cell>
          <table:table-cell office:value-type="float" office:value="21.7336093718122" calcext:value-type="float">
            <text:p>21,7336093718</text:p>
          </table:table-cell>
          <table:table-cell office:value-type="float" office:value="0.969051359340971" calcext:value-type="float">
            <text:p>0,9690513593</text:p>
          </table:table-cell>
          <table:table-cell table:formula="of:=(2*PI()*[.C51])^-1*1000" office:value-type="float" office:value="7.32298719320474" calcext:value-type="float">
            <text:p>7,32298719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51617975219934" calcext:value-type="float">
            <text:p>6,5161797522</text:p>
          </table:table-cell>
          <table:table-cell office:value-type="float" office:value="24.4245783794066" calcext:value-type="float">
            <text:p>24,4245783794</text:p>
          </table:table-cell>
          <table:table-cell office:value-type="float" office:value="0.991697444334475" calcext:value-type="float">
            <text:p>0,9916974443</text:p>
          </table:table-cell>
          <table:table-cell table:formula="of:=(2*PI()*[.C52])^-1*1000" office:value-type="float" office:value="6.51617975219935" calcext:value-type="float">
            <text:p>6,5161797522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6.51617975219934" calcext:value-type="float">
            <text:p>6,5161797522</text:p>
          </table:table-cell>
          <table:table-cell table:style-name="ce1" office:value-type="float" office:value="24.4245783794066" calcext:value-type="float">
            <text:p>24,4245783794</text:p>
          </table:table-cell>
          <table:table-cell table:style-name="ce1" office:value-type="float" office:value="0.991697444334475" calcext:value-type="float">
            <text:p>0,9916974443</text:p>
          </table:table-cell>
          <table:table-cell table:formula="of:=(2*PI()*[.C53])^-1*1000" office:value-type="float" office:value="6.51617975219935" calcext:value-type="float">
            <text:p>6,5161797522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6.51617975219934" calcext:value-type="float">
            <text:p>6,5161797522</text:p>
          </table:table-cell>
          <table:table-cell table:style-name="ce1" office:value-type="float" office:value="24.4245783794066" calcext:value-type="float">
            <text:p>24,4245783794</text:p>
          </table:table-cell>
          <table:table-cell table:style-name="ce1" office:value-type="float" office:value="0.991697444334475" calcext:value-type="float">
            <text:p>0,9916974443</text:p>
          </table:table-cell>
          <table:table-cell table:formula="of:=(2*PI()*[.C54])^-1*1000" office:value-type="float" office:value="6.51617975219935" calcext:value-type="float">
            <text:p>6,5161797522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6.51617975219934" calcext:value-type="float">
            <text:p>6,5161797522</text:p>
          </table:table-cell>
          <table:table-cell table:style-name="ce1" office:value-type="float" office:value="24.4245783794066" calcext:value-type="float">
            <text:p>24,4245783794</text:p>
          </table:table-cell>
          <table:table-cell table:style-name="ce1" office:value-type="float" office:value="0.991697444334475" calcext:value-type="float">
            <text:p>0,9916974443</text:p>
          </table:table-cell>
          <table:table-cell table:formula="of:=(2*PI()*[.C55])^-1*1000" office:value-type="float" office:value="6.51617975219935" calcext:value-type="float">
            <text:p>6,5161797522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6.51617975219934" calcext:value-type="float">
            <text:p>6,5161797522</text:p>
          </table:table-cell>
          <table:table-cell table:style-name="ce1" office:value-type="float" office:value="24.4245783794066" calcext:value-type="float">
            <text:p>24,4245783794</text:p>
          </table:table-cell>
          <table:table-cell table:style-name="ce1" office:value-type="float" office:value="0.991697444334475" calcext:value-type="float">
            <text:p>0,9916974443</text:p>
          </table:table-cell>
          <table:table-cell table:formula="of:=(2*PI()*[.C56])^-1*1000" office:value-type="float" office:value="6.51617975219935" calcext:value-type="float">
            <text:p>6,5161797522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6.1895095340483" calcext:value-type="float">
            <text:p>6,189509534</text:p>
          </table:table-cell>
          <table:table-cell table:style-name="ce2" office:value-type="float" office:value="25.7136598976686" calcext:value-type="float">
            <text:p>25,7136598977</text:p>
          </table:table-cell>
          <table:table-cell table:style-name="ce2" office:value-type="float" office:value="0.992546012343207" calcext:value-type="float">
            <text:p>0,9925460123</text:p>
          </table:table-cell>
          <table:table-cell table:formula="of:=(2*PI()*[.C57])^-1*1000" office:value-type="float" office:value="6.18950953404831" calcext:value-type="float">
            <text:p>6,1895095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.8312345744908" calcext:value-type="float">
            <text:p>27,8312345745</text:p>
          </table:table-cell>
          <table:table-cell office:value-type="float" office:value="5.71857287415383" calcext:value-type="float">
            <text:p>5,7185728742</text:p>
          </table:table-cell>
          <table:table-cell office:value-type="float" office:value="0.994212190705655" calcext:value-type="float">
            <text:p>0,9942121907</text:p>
          </table:table-cell>
          <table:table-cell table:formula="of:=(2*PI()*[.C58])^-1*1000" office:value-type="float" office:value="27.8312345744908" calcext:value-type="float">
            <text:p>27,83123457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95814570111953" calcext:value-type="float">
            <text:p>6,9581457011</text:p>
          </table:table-cell>
          <table:table-cell office:value-type="float" office:value="22.8731834497642" calcext:value-type="float">
            <text:p>22,8731834498</text:p>
          </table:table-cell>
          <table:table-cell office:value-type="float" office:value="0.990203659414062" calcext:value-type="float">
            <text:p>0,9902036594</text:p>
          </table:table-cell>
          <table:table-cell table:formula="of:=(2*PI()*[.C59])^-1*1000" office:value-type="float" office:value="6.95814570111954" calcext:value-type="float">
            <text:p>6,95814570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13482465294783" calcext:value-type="float">
            <text:p>6,1348246529</text:p>
          </table:table-cell>
          <table:table-cell office:value-type="float" office:value="25.942867497512" calcext:value-type="float">
            <text:p>25,9428674975</text:p>
          </table:table-cell>
          <table:table-cell office:value-type="float" office:value="0.974132887314007" calcext:value-type="float">
            <text:p>0,9741328873</text:p>
          </table:table-cell>
          <table:table-cell table:formula="of:=(2*PI()*[.C60])^-1*1000" office:value-type="float" office:value="6.13482465294782" calcext:value-type="float">
            <text:p>6,1348246529</text:p>
          </table:table-cell>
        </table:table-row>
        <table:table-row table:style-name="ro1">
          <table:table-cell/>
          <table:table-cell table:formula="of:=(SUM([.B49:.B52])+SUM([.B57:.B60]))/8" office:value-type="float" office:value="9.55015785759437" calcext:value-type="float">
            <text:p>9,5501578576</text:p>
          </table:table-cell>
          <table:table-cell table:formula="of:=(SUM([.C49:.C52])+SUM([.C57:.C60]))/8" office:value-type="float" office:value="21.0741512367709" calcext:value-type="float">
            <text:p>21,0741512368</text:p>
          </table:table-cell>
          <table:table-cell table:formula="of:=(SUM([.D49:.D52])+SUM([.D57:.D60]))/8" office:value-type="float" office:value="0.986043824722662" calcext:value-type="float">
            <text:p>0,9860438247</text:p>
          </table:table-cell>
          <table:table-cell table:formula="of:=(2*PI()*[.C61])^-1*1000" office:value-type="float" office:value="7.55214012198015" calcext:value-type="float">
            <text:p>7,552140122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" table:number-columns-repeated="4" table:default-cell-style-name="ce5"/>
        <table:table-column table:style-name="co1" table:default-cell-style-name="ce7"/>
        <table:table-column table:style-name="co1" table:default-cell-style-name="ce3"/>
        <table:table-column table:style-name="co1" table:number-columns-repeated="2" table:default-cell-style-name="ce5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ertical coils</text:p>
          </table:table-cell>
          <table:table-cell office:value-type="string" calcext:value-type="string">
            <text:p>fit from 100ms to 400ms</text:p>
          </table:table-cell>
          <table:table-cell table:style-name="Default" table:number-columns-repeated="8"/>
          <table:table-cell table:number-columns-repeated="2"/>
        </table:table-row>
        <table:table-row table:style-name="ro1">
          <table:table-cell office:value-type="string" calcext:value-type="string">
            <text:p>mirnov</text:p>
          </table:table-cell>
          <table:table-cell office:value-type="string" calcext:value-type="string">
            <text:p>angle</text:p>
          </table:table-cell>
          <table:table-cell table:style-name="Default" office:value-type="string" calcext:value-type="string">
            <text:p>P0 (Vs)</text:p>
          </table:table-cell>
          <table:table-cell table:style-name="Default" office:value-type="string" calcext:value-type="string">
            <text:p>p1 (us)</text:p>
          </table:table-cell>
          <table:table-cell table:style-name="Default" office:value-type="string" calcext:value-type="string">
            <text:p>p2 (Vs)</text:p>
          </table:table-cell>
          <table:table-cell table:style-name="Default" office:value-type="string" calcext:value-type="string">
            <text:p>1/Tau (us)</text:p>
          </table:table-cell>
          <table:table-cell table:style-name="Default" office:value-type="string" calcext:value-type="string">
            <text:p>Tau (ms)</text:p>
          </table:table-cell>
          <table:table-cell table:style-name="Default" office:value-type="string" calcext:value-type="string">
            <text:p>fc (Hz)</text:p>
          </table:table-cell>
          <table:table-cell table:style-name="Default" office:value-type="string" calcext:value-type="string">
            <text:p>R²</text:p>
          </table:table-cell>
          <table:table-cell table:style-name="Default" office:value-type="string" calcext:value-type="string">
            <text:p>Gain (Vs/A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345-30*([.A3]-1)" office:value-type="float" office:value="345" calcext:value-type="float">
            <text:p>345</text:p>
          </table:table-cell>
          <table:table-cell office:value-type="float" office:value="0.000238652336173397" calcext:value-type="float">
            <text:p>2,39E-04</text:p>
          </table:table-cell>
          <table:table-cell office:value-type="float" office:value="25013.1997484175" calcext:value-type="float">
            <text:p>2,50E+04</text:p>
          </table:table-cell>
          <table:table-cell office:value-type="float" office:value="-0.000232774752256144" calcext:value-type="float">
            <text:p>-2,33E-04</text:p>
          </table:table-cell>
          <table:table-cell office:value-type="float" office:value="0.0000399788915475825" calcext:value-type="float">
            <text:p>4,00E-05</text:p>
          </table:table-cell>
          <table:table-cell table:formula="of:=[.D3]/1000" office:value-type="float" office:value="25.0131997484175" calcext:value-type="float">
            <text:p>25,01</text:p>
          </table:table-cell>
          <table:table-cell office:value-type="float" office:value="6.36283820913255" calcext:value-type="float">
            <text:p>6,36</text:p>
          </table:table-cell>
          <table:table-cell office:value-type="float" office:value="0.975519808347842" calcext:value-type="float">
            <text:p>9,76E-01</text:p>
          </table:table-cell>
          <table:table-cell office:value-type="float" office:value="0.0000000173310547909081" calcext:value-type="float">
            <text:p>1,73E-08</text:p>
          </table:table-cell>
          <table:table-cell/>
          <table:table-cell table:style-name="ce1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345-30*([.A4]-1)" office:value-type="float" office:value="315" calcext:value-type="float">
            <text:p>315</text:p>
          </table:table-cell>
          <table:table-cell office:value-type="float" office:value="0.00105705504540626" calcext:value-type="float">
            <text:p>1,06E-03</text:p>
          </table:table-cell>
          <table:table-cell office:value-type="float" office:value="22467.847806774" calcext:value-type="float">
            <text:p>2,25E+04</text:p>
          </table:table-cell>
          <table:table-cell office:value-type="float" office:value="-0.00104405096953902" calcext:value-type="float">
            <text:p>-1,04E-03</text:p>
          </table:table-cell>
          <table:table-cell office:value-type="float" office:value="0.0000445080458351023" calcext:value-type="float">
            <text:p>4,45E-05</text:p>
          </table:table-cell>
          <table:table-cell table:formula="of:=[.D4]/1000" office:value-type="float" office:value="22.467847806774" calcext:value-type="float">
            <text:p>22,47</text:p>
          </table:table-cell>
          <table:table-cell office:value-type="float" office:value="7.08367550201717" calcext:value-type="float">
            <text:p>7,08</text:p>
          </table:table-cell>
          <table:table-cell office:value-type="float" office:value="0.993519920233665" calcext:value-type="float">
            <text:p>9,94E-01</text:p>
          </table:table-cell>
          <table:table-cell office:value-type="float" office:value="0.0000000383348160950746" calcext:value-type="float">
            <text:p>3,83E-08</text:p>
          </table:table-cell>
          <table:table-cell/>
          <table:table-cell table:style-name="ce1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345-30*([.A5]-1)" office:value-type="float" office:value="285" calcext:value-type="float">
            <text:p>285</text:p>
          </table:table-cell>
          <table:table-cell office:value-type="float" office:value="0.00186663785115942" calcext:value-type="float">
            <text:p>1,87E-03</text:p>
          </table:table-cell>
          <table:table-cell office:value-type="float" office:value="17249.680479793" calcext:value-type="float">
            <text:p>1,72E+04</text:p>
          </table:table-cell>
          <table:table-cell office:value-type="float" office:value="-0.00186112245519652" calcext:value-type="float">
            <text:p>-1,86E-03</text:p>
          </table:table-cell>
          <table:table-cell office:value-type="float" office:value="0.0000579720883045597" calcext:value-type="float">
            <text:p>5,80E-05</text:p>
          </table:table-cell>
          <table:table-cell table:formula="of:=[.D5]/1000" office:value-type="float" office:value="17.249680479793" calcext:value-type="float">
            <text:p>17,25</text:p>
          </table:table-cell>
          <table:table-cell office:value-type="float" office:value="9.22654441503052" calcext:value-type="float">
            <text:p>9,23</text:p>
          </table:table-cell>
          <table:table-cell office:value-type="float" office:value="0.919125550702557" calcext:value-type="float">
            <text:p>9,19E-01</text:p>
          </table:table-cell>
          <table:table-cell office:value-type="float" office:value="0.0000000162468915870568" calcext:value-type="float">
            <text:p>1,62E-08</text:p>
          </table:table-cell>
          <table:table-cell/>
          <table:table-cell table:style-name="ce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345-30*([.A6]-1)" office:value-type="float" office:value="255" calcext:value-type="float">
            <text:p>255</text:p>
          </table:table-cell>
          <table:table-cell office:value-type="float" office:value="-0.000725543116284705" calcext:value-type="float">
            <text:p>-7,26E-04</text:p>
          </table:table-cell>
          <table:table-cell office:value-type="float" office:value="22468.6400049574" calcext:value-type="float">
            <text:p>2,25E+04</text:p>
          </table:table-cell>
          <table:table-cell office:value-type="float" office:value="0.000717257901292815" calcext:value-type="float">
            <text:p>7,17E-04</text:p>
          </table:table-cell>
          <table:table-cell office:value-type="float" office:value="0.0000445064765726525" calcext:value-type="float">
            <text:p>4,45E-05</text:p>
          </table:table-cell>
          <table:table-cell table:formula="of:=[.D6]/1000" office:value-type="float" office:value="22.4686400049574" calcext:value-type="float">
            <text:p>22,47</text:p>
          </table:table-cell>
          <table:table-cell office:value-type="float" office:value="7.08342574614127" calcext:value-type="float">
            <text:p>7,08</text:p>
          </table:table-cell>
          <table:table-cell office:value-type="float" office:value="0.977992909002017" calcext:value-type="float">
            <text:p>9,78E-01</text:p>
          </table:table-cell>
          <table:table-cell office:value-type="float" office:value="-0.0000000244240516907461" calcext:value-type="float">
            <text:p>-2,44E-08</text:p>
          </table:table-cell>
          <table:table-cell/>
          <table:table-cell table:style-name="ce1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345-30*([.A7]-1)" office:value-type="float" office:value="225" calcext:value-type="float">
            <text:p>225</text:p>
          </table:table-cell>
          <table:table-cell office:value-type="float" office:value="-0.000570036994600921" calcext:value-type="float">
            <text:p>-5,70E-04</text:p>
          </table:table-cell>
          <table:table-cell office:value-type="float" office:value="24581.7071269453" calcext:value-type="float">
            <text:p>2,46E+04</text:p>
          </table:table-cell>
          <table:table-cell office:value-type="float" office:value="0.000560285111126974" calcext:value-type="float">
            <text:p>5,60E-04</text:p>
          </table:table-cell>
          <table:table-cell office:value-type="float" office:value="0.000040680657158422" calcext:value-type="float">
            <text:p>4,07E-05</text:p>
          </table:table-cell>
          <table:table-cell table:formula="of:=[.D7]/1000" office:value-type="float" office:value="24.5817071269453" calcext:value-type="float">
            <text:p>24,58</text:p>
          </table:table-cell>
          <table:table-cell office:value-type="float" office:value="6.47452767498956" calcext:value-type="float">
            <text:p>6,47</text:p>
          </table:table-cell>
          <table:table-cell office:value-type="float" office:value="0.975822776938465" calcext:value-type="float">
            <text:p>9,76E-01</text:p>
          </table:table-cell>
          <table:table-cell office:value-type="float" office:value="-0.0000000287539229877814" calcext:value-type="float">
            <text:p>-2,88E-08</text:p>
          </table:table-cell>
          <table:table-cell/>
          <table:table-cell table:style-name="ce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345-30*([.A8]-1)" office:value-type="float" office:value="195" calcext:value-type="float">
            <text:p>195</text:p>
          </table:table-cell>
          <table:table-cell office:value-type="float" office:value="-0.0000731204540757008" calcext:value-type="float">
            <text:p>-7,31E-05</text:p>
          </table:table-cell>
          <table:table-cell office:value-type="float" office:value="39232.3609950829" calcext:value-type="float">
            <text:p>3,92E+04</text:p>
          </table:table-cell>
          <table:table-cell office:value-type="float" office:value="0.000067475878683986" calcext:value-type="float">
            <text:p>6,75E-05</text:p>
          </table:table-cell>
          <table:table-cell office:value-type="float" office:value="0.0000254891618713779" calcext:value-type="float">
            <text:p>2,55E-05</text:p>
          </table:table-cell>
          <table:table-cell table:formula="of:=[.D8]/1000" office:value-type="float" office:value="39.2323609950829" calcext:value-type="float">
            <text:p>39,23</text:p>
          </table:table-cell>
          <table:table-cell office:value-type="float" office:value="4.05672610709926" calcext:value-type="float">
            <text:p>4,06</text:p>
          </table:table-cell>
          <table:table-cell office:value-type="float" office:value="0.949541761214388" calcext:value-type="float">
            <text:p>9,50E-01</text:p>
          </table:table-cell>
          <table:table-cell office:value-type="float" office:value="-0.000000016659634250521" calcext:value-type="float">
            <text:p>-1,67E-08</text:p>
          </table:table-cell>
          <table:table-cell/>
          <table:table-cell table:style-name="ce10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45-30*([.A9]-1)" office:value-type="float" office:value="165" calcext:value-type="float">
            <text:p>165</text:p>
          </table:table-cell>
          <table:table-cell office:value-type="float" office:value="-0.000106592725855391" calcext:value-type="float">
            <text:p>-1,07E-04</text:p>
          </table:table-cell>
          <table:table-cell office:value-type="float" office:value="36560.8815862347" calcext:value-type="float">
            <text:p>3,66E+04</text:p>
          </table:table-cell>
          <table:table-cell office:value-type="float" office:value="0.000100297335876644" calcext:value-type="float">
            <text:p>1,00E-04</text:p>
          </table:table-cell>
          <table:table-cell office:value-type="float" office:value="0.0000273516380517614" calcext:value-type="float">
            <text:p>2,74E-05</text:p>
          </table:table-cell>
          <table:table-cell table:formula="of:=[.D9]/1000" office:value-type="float" office:value="36.5608815862347" calcext:value-type="float">
            <text:p>36,56</text:p>
          </table:table-cell>
          <table:table-cell office:value-type="float" office:value="4.3531483975982" calcext:value-type="float">
            <text:p>4,35</text:p>
          </table:table-cell>
          <table:table-cell office:value-type="float" office:value="0.97730432890951" calcext:value-type="float">
            <text:p>9,77E-01</text:p>
          </table:table-cell>
          <table:table-cell office:value-type="float" office:value="-0.0000000185776263311945" calcext:value-type="float">
            <text:p>-1,86E-08</text:p>
          </table:table-cell>
          <table:table-cell/>
          <table:table-cell table:style-name="ce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345-30*([.A10]-1)" office:value-type="float" office:value="135" calcext:value-type="float">
            <text:p>135</text:p>
          </table:table-cell>
          <table:table-cell office:value-type="float" office:value="-0.000959861807551265" calcext:value-type="float">
            <text:p>-9,60E-04</text:p>
          </table:table-cell>
          <table:table-cell office:value-type="float" office:value="23124.4813936627" calcext:value-type="float">
            <text:p>2,31E+04</text:p>
          </table:table-cell>
          <table:table-cell office:value-type="float" office:value="0.000947048738667343" calcext:value-type="float">
            <text:p>9,47E-04</text:p>
          </table:table-cell>
          <table:table-cell office:value-type="float" office:value="0.0000432442130474784" calcext:value-type="float">
            <text:p>4,32E-05</text:p>
          </table:table-cell>
          <table:table-cell table:formula="of:=[.D10]/1000" office:value-type="float" office:value="23.1244813936627" calcext:value-type="float">
            <text:p>23,12</text:p>
          </table:table-cell>
          <table:table-cell office:value-type="float" office:value="6.88253026662522" calcext:value-type="float">
            <text:p>6,88</text:p>
          </table:table-cell>
          <table:table-cell office:value-type="float" office:value="0.987220415282911" calcext:value-type="float">
            <text:p>9,87E-01</text:p>
          </table:table-cell>
          <table:table-cell office:value-type="float" office:value="-0.0000000377744490938004" calcext:value-type="float">
            <text:p>-3,78E-08</text:p>
          </table:table-cell>
          <table:table-cell/>
          <table:table-cell table:style-name="ce10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345-30*([.A11]-1)" office:value-type="float" office:value="105" calcext:value-type="float">
            <text:p>105</text:p>
          </table:table-cell>
          <table:table-cell office:value-type="float" office:value="-0.00021393743370951" calcext:value-type="float">
            <text:p>-2,14E-04</text:p>
          </table:table-cell>
          <table:table-cell office:value-type="float" office:value="29064.9095753724" calcext:value-type="float">
            <text:p>2,91E+04</text:p>
          </table:table-cell>
          <table:table-cell office:value-type="float" office:value="0.000206199957081343" calcext:value-type="float">
            <text:p>2,06E-04</text:p>
          </table:table-cell>
          <table:table-cell office:value-type="float" office:value="0.0000344057495657008" calcext:value-type="float">
            <text:p>3,44E-05</text:p>
          </table:table-cell>
          <table:table-cell table:formula="of:=[.D11]/1000" office:value-type="float" office:value="29.0649095753724" calcext:value-type="float">
            <text:p>29,06</text:p>
          </table:table-cell>
          <table:table-cell office:value-type="float" office:value="5.47584511416311" calcext:value-type="float">
            <text:p>5,48</text:p>
          </table:table-cell>
          <table:table-cell office:value-type="float" office:value="0.977082260419258" calcext:value-type="float">
            <text:p>9,77E-01</text:p>
          </table:table-cell>
          <table:table-cell office:value-type="float" office:value="-0.000000022822730020275" calcext:value-type="float">
            <text:p>-2,28E-08</text:p>
          </table:table-cell>
          <table:table-cell/>
          <table:table-cell table:style-name="ce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345-30*([.A12]-1)" office:value-type="float" office:value="75" calcext:value-type="float">
            <text:p>75</text:p>
          </table:table-cell>
          <table:table-cell office:value-type="float" office:value="0.000237470437490776" calcext:value-type="float">
            <text:p>2,37E-04</text:p>
          </table:table-cell>
          <table:table-cell office:value-type="float" office:value="27766.430987035" calcext:value-type="float">
            <text:p>2,78E+04</text:p>
          </table:table-cell>
          <table:table-cell office:value-type="float" office:value="-0.000231224117541393" calcext:value-type="float">
            <text:p>-2,31E-04</text:p>
          </table:table-cell>
          <table:table-cell office:value-type="float" office:value="0.0000360147114502015" calcext:value-type="float">
            <text:p>3,60E-05</text:p>
          </table:table-cell>
          <table:table-cell table:formula="of:=[.D12]/1000" office:value-type="float" office:value="27.766430987035" calcext:value-type="float">
            <text:p>27,77</text:p>
          </table:table-cell>
          <table:table-cell office:value-type="float" office:value="5.73191935132785" calcext:value-type="float">
            <text:p>5,73</text:p>
          </table:table-cell>
          <table:table-cell office:value-type="float" office:value="0.956278366388029" calcext:value-type="float">
            <text:p>9,56E-01</text:p>
          </table:table-cell>
          <table:table-cell office:value-type="float" office:value="0.0000000184225973145045" calcext:value-type="float">
            <text:p>1,84E-08</text:p>
          </table:table-cell>
          <table:table-cell/>
          <table:table-cell table:style-name="ce10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345-30*([.A13]-1)" office:value-type="float" office:value="45" calcext:value-type="float">
            <text:p>45</text:p>
          </table:table-cell>
          <table:table-cell office:value-type="float" office:value="0.000358700426345656" calcext:value-type="float">
            <text:p>3,59E-04</text:p>
          </table:table-cell>
          <table:table-cell office:value-type="float" office:value="28288.5077995537" calcext:value-type="float">
            <text:p>2,83E+04</text:p>
          </table:table-cell>
          <table:table-cell office:value-type="float" office:value="-0.000349371514589397" calcext:value-type="float">
            <text:p>-3,49E-04</text:p>
          </table:table-cell>
          <table:table-cell office:value-type="float" office:value="0.0000353500441623074" calcext:value-type="float">
            <text:p>3,54E-05</text:p>
          </table:table-cell>
          <table:table-cell table:formula="of:=[.D13]/1000" office:value-type="float" office:value="28.2885077995537" calcext:value-type="float">
            <text:p>28,29</text:p>
          </table:table-cell>
          <table:table-cell office:value-type="float" office:value="5.62613426694802" calcext:value-type="float">
            <text:p>5,63</text:p>
          </table:table-cell>
          <table:table-cell office:value-type="float" office:value="0.997242342268099" calcext:value-type="float">
            <text:p>9,97E-01</text:p>
          </table:table-cell>
          <table:table-cell office:value-type="float" office:value="0.0000000275153304952684" calcext:value-type="float">
            <text:p>2,75E-08</text:p>
          </table:table-cell>
          <table:table-cell/>
          <table:table-cell table:style-name="ce1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345-30*([.A14]-1)" office:value-type="float" office:value="15" calcext:value-type="float">
            <text:p>15</text:p>
          </table:table-cell>
          <table:table-cell office:value-type="float" office:value="0.0000445400710478015" calcext:value-type="float">
            <text:p>4,45E-05</text:p>
          </table:table-cell>
          <table:table-cell office:value-type="float" office:value="42778.7805416966" calcext:value-type="float">
            <text:p>4,28E+04</text:p>
          </table:table-cell>
          <table:table-cell office:value-type="float" office:value="-0.0000396194492777495" calcext:value-type="float">
            <text:p>-3,96E-05</text:p>
          </table:table-cell>
          <table:table-cell office:value-type="float" office:value="0.0000233760754125587" calcext:value-type="float">
            <text:p>2,34E-05</text:p>
          </table:table-cell>
          <table:table-cell table:formula="of:=[.D14]/1000" office:value-type="float" office:value="42.7787805416966" calcext:value-type="float">
            <text:p>42,78</text:p>
          </table:table-cell>
          <table:table-cell office:value-type="float" office:value="3.72041795199764" calcext:value-type="float">
            <text:p>3,72</text:p>
          </table:table-cell>
          <table:table-cell office:value-type="float" office:value="0.979260993809485" calcext:value-type="float">
            <text:p>9,79E-01</text:p>
          </table:table-cell>
          <table:table-cell office:value-type="float" office:value="0.0000000145261928389972" calcext:value-type="float">
            <text:p>1,45E-08</text:p>
          </table:table-cell>
          <table:table-cell/>
          <table:table-cell table:style-name="ce10"/>
        </table:table-row>
        <table:table-row table:style-name="ro1" table:number-rows-repeated="3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>
          <table:table-cell office:value-type="string" calcext:value-type="string">
            <text:p>Horizontal coils</text:p>
          </table:table-cell>
          <table:table-cell office:value-type="string" calcext:value-type="string">
            <text:p>fit from 100ms to 200 ms</text:p>
          </table:table-cell>
          <table:table-cell table:style-name="Default" table:number-columns-repeated="8"/>
          <table:table-cell table:number-columns-repeated="2"/>
        </table:table-row>
        <table:table-row table:style-name="ro1">
          <table:table-cell office:value-type="string" calcext:value-type="string">
            <text:p>mirnov</text:p>
          </table:table-cell>
          <table:table-cell office:value-type="string" calcext:value-type="string">
            <text:p>angle</text:p>
          </table:table-cell>
          <table:table-cell table:style-name="Default" office:value-type="string" calcext:value-type="string">
            <text:p>P0 (Vs)</text:p>
          </table:table-cell>
          <table:table-cell table:style-name="Default" office:value-type="string" calcext:value-type="string">
            <text:p>p1 (us)</text:p>
          </table:table-cell>
          <table:table-cell table:style-name="Default" office:value-type="string" calcext:value-type="string">
            <text:p>p2 (Vs)</text:p>
          </table:table-cell>
          <table:table-cell table:style-name="Default" office:value-type="string" calcext:value-type="string">
            <text:p>1/Tau (us)</text:p>
          </table:table-cell>
          <table:table-cell table:style-name="Default" office:value-type="string" calcext:value-type="string">
            <text:p>Tau (ms)</text:p>
          </table:table-cell>
          <table:table-cell table:style-name="Default" office:value-type="string" calcext:value-type="string">
            <text:p>fc (Hz)</text:p>
          </table:table-cell>
          <table:table-cell table:style-name="Default" office:value-type="string" calcext:value-type="string">
            <text:p>R²</text:p>
          </table:table-cell>
          <table:table-cell table:style-name="Default" office:value-type="string" calcext:value-type="string">
            <text:p>Gain (Vs/A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345-30*([.A20]-1)" office:value-type="float" office:value="345" calcext:value-type="float">
            <text:p>345</text:p>
          </table:table-cell>
          <table:table-cell office:value-type="float" office:value="178.733174236295" calcext:value-type="float">
            <text:p>1,79E+02</text:p>
          </table:table-cell>
          <table:table-cell office:value-type="float" office:value="5878.860922813" calcext:value-type="float">
            <text:p>5,88E+03</text:p>
          </table:table-cell>
          <table:table-cell office:value-type="float" office:value="-178.733163609645" calcext:value-type="float">
            <text:p>-1,79E+02</text:p>
          </table:table-cell>
          <table:table-cell office:value-type="float" office:value="0.000170100979276357" calcext:value-type="float">
            <text:p>1,70E-04</text:p>
          </table:table-cell>
          <table:table-cell table:formula="of:=[.D20]/1000" office:value-type="float" office:value="5.878860922813" calcext:value-type="float">
            <text:p>5,88</text:p>
          </table:table-cell>
          <table:table-cell office:value-type="float" office:value="27.0724116766043" calcext:value-type="float">
            <text:p>27,07</text:p>
          </table:table-cell>
          <table:table-cell office:value-type="float" office:value="0.886037427595317" calcext:value-type="float">
            <text:p>8,86E-01</text:p>
          </table:table-cell>
          <table:table-cell office:value-type="float" office:value="0.0000000403690579146267" calcext:value-type="float">
            <text:p>4,04E-0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345-30*([.A21]-1)" office:value-type="float" office:value="315" calcext:value-type="float">
            <text:p>315</text:p>
          </table:table-cell>
          <table:table-cell office:value-type="float" office:value="0.837231405524921" calcext:value-type="float">
            <text:p>8,37E-01</text:p>
          </table:table-cell>
          <table:table-cell office:value-type="float" office:value="9352.1129183009" calcext:value-type="float">
            <text:p>9,35E+03</text:p>
          </table:table-cell>
          <table:table-cell office:value-type="float" office:value="-0.837211562347999" calcext:value-type="float">
            <text:p>-8,37E-01</text:p>
          </table:table-cell>
          <table:table-cell office:value-type="float" office:value="0.000106927708073662" calcext:value-type="float">
            <text:p>1,07E-04</text:p>
          </table:table-cell>
          <table:table-cell table:formula="of:=[.D21]/1000" office:value-type="float" office:value="9.3521129183009" calcext:value-type="float">
            <text:p>9,35</text:p>
          </table:table-cell>
          <table:table-cell office:value-type="float" office:value="17.0180732934104" calcext:value-type="float">
            <text:p>17,02</text:p>
          </table:table-cell>
          <table:table-cell office:value-type="float" office:value="0.995383567054227" calcext:value-type="float">
            <text:p>9,95E-01</text:p>
          </table:table-cell>
          <table:table-cell office:value-type="float" office:value="0.0000000754406907319813" calcext:value-type="float">
            <text:p>7,54E-0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345-30*([.A22]-1)" office:value-type="float" office:value="285" calcext:value-type="float">
            <text:p>285</text:p>
          </table:table-cell>
          <table:table-cell office:value-type="float" office:value="0.00323245194224269" calcext:value-type="float">
            <text:p>3,23E-03</text:p>
          </table:table-cell>
          <table:table-cell office:value-type="float" office:value="16481.093896083" calcext:value-type="float">
            <text:p>1,65E+04</text:p>
          </table:table-cell>
          <table:table-cell office:value-type="float" office:value="-0.00322383439357589" calcext:value-type="float">
            <text:p>-3,22E-03</text:p>
          </table:table-cell>
          <table:table-cell office:value-type="float" office:value="0.0000606755841757366" calcext:value-type="float">
            <text:p>6,07E-05</text:p>
          </table:table-cell>
          <table:table-cell table:formula="of:=[.D22]/1000" office:value-type="float" office:value="16.481093896083" calcext:value-type="float">
            <text:p>16,48</text:p>
          </table:table-cell>
          <table:table-cell office:value-type="float" office:value="9.65681914655686" calcext:value-type="float">
            <text:p>9,66</text:p>
          </table:table-cell>
          <table:table-cell office:value-type="float" office:value="0.996702813842067" calcext:value-type="float">
            <text:p>9,97E-01</text:p>
          </table:table-cell>
          <table:table-cell office:value-type="float" office:value="0.0000000327853209689987" calcext:value-type="float">
            <text:p>3,28E-0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345-30*([.A23]-1)" office:value-type="float" office:value="255" calcext:value-type="float">
            <text:p>255</text:p>
          </table:table-cell>
          <table:table-cell office:value-type="float" office:value="150.723212783112" calcext:value-type="float">
            <text:p>1,51E+02</text:p>
          </table:table-cell>
          <table:table-cell office:value-type="float" office:value="5772.49965830033" calcext:value-type="float">
            <text:p>5,77E+03</text:p>
          </table:table-cell>
          <table:table-cell office:value-type="float" office:value="-150.723207011858" calcext:value-type="float">
            <text:p>-1,51E+02</text:p>
          </table:table-cell>
          <table:table-cell office:value-type="float" office:value="0.0001732351769934" calcext:value-type="float">
            <text:p>1,73E-04</text:p>
          </table:table-cell>
          <table:table-cell table:formula="of:=[.D23]/1000" office:value-type="float" office:value="5.77249965830033" calcext:value-type="float">
            <text:p>5,77</text:p>
          </table:table-cell>
          <table:table-cell office:value-type="float" office:value="27.571234735899" calcext:value-type="float">
            <text:p>27,57</text:p>
          </table:table-cell>
          <table:table-cell office:value-type="float" office:value="0.740231107961018" calcext:value-type="float">
            <text:p>7,40E-01</text:p>
          </table:table-cell>
          <table:table-cell office:value-type="float" office:value="0.0000000219233465362165" calcext:value-type="float">
            <text:p>2,19E-08</text:p>
          </table:table-cell>
          <table:table-cell table:number-columns-repeated="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table:formula="of:=345-30*([.A24]-1)" office:value-type="float" office:value="225" calcext:value-type="float">
            <text:p>225</text:p>
          </table:table-cell>
          <table:table-cell table:style-name="ce6" office:value-type="float" office:value="150.723212783112" calcext:value-type="float">
            <text:p>1,51E+02</text:p>
          </table:table-cell>
          <table:table-cell table:style-name="ce6" office:value-type="float" office:value="5772.49965830033" calcext:value-type="float">
            <text:p>5,77E+03</text:p>
          </table:table-cell>
          <table:table-cell table:style-name="ce6" office:value-type="float" office:value="-150.723207011858" calcext:value-type="float">
            <text:p>-1,51E+02</text:p>
          </table:table-cell>
          <table:table-cell table:style-name="ce6" office:value-type="float" office:value="0.0001732351769934" calcext:value-type="float">
            <text:p>1,73E-04</text:p>
          </table:table-cell>
          <table:table-cell table:style-name="ce8" table:formula="of:=[.D24]/1000" office:value-type="float" office:value="5.77249965830033" calcext:value-type="float">
            <text:p>5,77</text:p>
          </table:table-cell>
          <table:table-cell table:style-name="ce9" office:value-type="float" office:value="27.571234735899" calcext:value-type="float">
            <text:p>27,57</text:p>
          </table:table-cell>
          <table:table-cell table:style-name="ce6" office:value-type="float" office:value="0.740231107961018" calcext:value-type="float">
            <text:p>7,40E-01</text:p>
          </table:table-cell>
          <table:table-cell table:style-name="ce6" office:value-type="float" office:value="0.0000000219233465362165" calcext:value-type="float">
            <text:p>2,19E-08</text:p>
          </table:table-cell>
          <table:table-cell table:number-columns-repeated="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table:formula="of:=345-30*([.A25]-1)" office:value-type="float" office:value="195" calcext:value-type="float">
            <text:p>195</text:p>
          </table:table-cell>
          <table:table-cell table:style-name="ce6" office:value-type="float" office:value="150.723212783112" calcext:value-type="float">
            <text:p>1,51E+02</text:p>
          </table:table-cell>
          <table:table-cell table:style-name="ce6" office:value-type="float" office:value="5772.49965830033" calcext:value-type="float">
            <text:p>5,77E+03</text:p>
          </table:table-cell>
          <table:table-cell table:style-name="ce6" office:value-type="float" office:value="-150.723207011858" calcext:value-type="float">
            <text:p>-1,51E+02</text:p>
          </table:table-cell>
          <table:table-cell table:style-name="ce6" office:value-type="float" office:value="0.0001732351769934" calcext:value-type="float">
            <text:p>1,73E-04</text:p>
          </table:table-cell>
          <table:table-cell table:style-name="ce8" table:formula="of:=[.D25]/1000" office:value-type="float" office:value="5.77249965830033" calcext:value-type="float">
            <text:p>5,77</text:p>
          </table:table-cell>
          <table:table-cell table:style-name="ce9" office:value-type="float" office:value="27.571234735899" calcext:value-type="float">
            <text:p>27,57</text:p>
          </table:table-cell>
          <table:table-cell table:style-name="ce6" office:value-type="float" office:value="0.740231107961018" calcext:value-type="float">
            <text:p>7,40E-01</text:p>
          </table:table-cell>
          <table:table-cell table:style-name="ce6" office:value-type="float" office:value="0.0000000219233465362165" calcext:value-type="float">
            <text:p>2,19E-08</text:p>
          </table:table-cell>
          <table:table-cell table:number-columns-repeated="2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table:formula="of:=345-30*([.A26]-1)" office:value-type="float" office:value="165" calcext:value-type="float">
            <text:p>165</text:p>
          </table:table-cell>
          <table:table-cell table:style-name="ce6" office:value-type="float" office:value="150.723212783112" calcext:value-type="float">
            <text:p>1,51E+02</text:p>
          </table:table-cell>
          <table:table-cell table:style-name="ce6" office:value-type="float" office:value="5772.49965830033" calcext:value-type="float">
            <text:p>5,77E+03</text:p>
          </table:table-cell>
          <table:table-cell table:style-name="ce6" office:value-type="float" office:value="-150.723207011858" calcext:value-type="float">
            <text:p>-1,51E+02</text:p>
          </table:table-cell>
          <table:table-cell table:style-name="ce6" office:value-type="float" office:value="0.0001732351769934" calcext:value-type="float">
            <text:p>1,73E-04</text:p>
          </table:table-cell>
          <table:table-cell table:style-name="ce8" table:formula="of:=[.D26]/1000" office:value-type="float" office:value="5.77249965830033" calcext:value-type="float">
            <text:p>5,77</text:p>
          </table:table-cell>
          <table:table-cell table:style-name="ce9" office:value-type="float" office:value="27.571234735899" calcext:value-type="float">
            <text:p>27,57</text:p>
          </table:table-cell>
          <table:table-cell table:style-name="ce6" office:value-type="float" office:value="0.740231107961018" calcext:value-type="float">
            <text:p>7,40E-01</text:p>
          </table:table-cell>
          <table:table-cell table:style-name="ce6" office:value-type="float" office:value="0.0000000219233465362165" calcext:value-type="float">
            <text:p>2,19E-08</text:p>
          </table:table-cell>
          <table:table-cell table:number-columns-repeated="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table:formula="of:=345-30*([.A27]-1)" office:value-type="float" office:value="135" calcext:value-type="float">
            <text:p>135</text:p>
          </table:table-cell>
          <table:table-cell table:style-name="ce6" office:value-type="float" office:value="150.723212783112" calcext:value-type="float">
            <text:p>1,51E+02</text:p>
          </table:table-cell>
          <table:table-cell table:style-name="ce6" office:value-type="float" office:value="5772.49965830033" calcext:value-type="float">
            <text:p>5,77E+03</text:p>
          </table:table-cell>
          <table:table-cell table:style-name="ce6" office:value-type="float" office:value="-150.723207011858" calcext:value-type="float">
            <text:p>-1,51E+02</text:p>
          </table:table-cell>
          <table:table-cell table:style-name="ce6" office:value-type="float" office:value="0.0001732351769934" calcext:value-type="float">
            <text:p>1,73E-04</text:p>
          </table:table-cell>
          <table:table-cell table:style-name="ce8" table:formula="of:=[.D27]/1000" office:value-type="float" office:value="5.77249965830033" calcext:value-type="float">
            <text:p>5,77</text:p>
          </table:table-cell>
          <table:table-cell table:style-name="ce9" office:value-type="float" office:value="27.571234735899" calcext:value-type="float">
            <text:p>27,57</text:p>
          </table:table-cell>
          <table:table-cell table:style-name="ce6" office:value-type="float" office:value="0.740231107961018" calcext:value-type="float">
            <text:p>7,40E-01</text:p>
          </table:table-cell>
          <table:table-cell table:style-name="ce6" office:value-type="float" office:value="0.0000000219233465362165" calcext:value-type="float">
            <text:p>2,19E-0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345-30*([.A28]-1)" office:value-type="float" office:value="105" calcext:value-type="float">
            <text:p>105</text:p>
          </table:table-cell>
          <table:table-cell office:value-type="float" office:value="-139.55188873029" calcext:value-type="float">
            <text:p>-1,40E+02</text:p>
          </table:table-cell>
          <table:table-cell office:value-type="float" office:value="5976.80455147161" calcext:value-type="float">
            <text:p>5,98E+03</text:p>
          </table:table-cell>
          <table:table-cell office:value-type="float" office:value="139.551880971856" calcext:value-type="float">
            <text:p>1,40E+02</text:p>
          </table:table-cell>
          <table:table-cell office:value-type="float" office:value="0.00016731348522243" calcext:value-type="float">
            <text:p>1,67E-04</text:p>
          </table:table-cell>
          <table:table-cell table:formula="of:=[.D28]/1000" office:value-type="float" office:value="5.97680455147161" calcext:value-type="float">
            <text:p>5,98</text:p>
          </table:table-cell>
          <table:table-cell office:value-type="float" office:value="26.6287682190826" calcext:value-type="float">
            <text:p>26,63</text:p>
          </table:table-cell>
          <table:table-cell office:value-type="float" office:value="0.971208062124562" calcext:value-type="float">
            <text:p>9,71E-01</text:p>
          </table:table-cell>
          <table:table-cell office:value-type="float" office:value="-0.0000000294740815550018" calcext:value-type="float">
            <text:p>-2,95E-0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345-30*([.A29]-1)" office:value-type="float" office:value="75" calcext:value-type="float">
            <text:p>75</text:p>
          </table:table-cell>
          <table:table-cell office:value-type="float" office:value="-0.0579035296479119" calcext:value-type="float">
            <text:p>-5,79E-02</text:p>
          </table:table-cell>
          <table:table-cell office:value-type="float" office:value="11856.5734696721" calcext:value-type="float">
            <text:p>1,19E+04</text:p>
          </table:table-cell>
          <table:table-cell office:value-type="float" office:value="0.0578909586600524" calcext:value-type="float">
            <text:p>5,79E-02</text:p>
          </table:table-cell>
          <table:table-cell office:value-type="float" office:value="0.0000843413995247359" calcext:value-type="float">
            <text:p>8,43E-05</text:p>
          </table:table-cell>
          <table:table-cell table:formula="of:=[.D29]/1000" office:value-type="float" office:value="11.8565734696721" calcext:value-type="float">
            <text:p>11,86</text:p>
          </table:table-cell>
          <table:table-cell office:value-type="float" office:value="13.4233506416501" calcext:value-type="float">
            <text:p>13,42</text:p>
          </table:table-cell>
          <table:table-cell office:value-type="float" office:value="0.995945445969644" calcext:value-type="float">
            <text:p>9,96E-01</text:p>
          </table:table-cell>
          <table:table-cell office:value-type="float" office:value="-0.0000000478082910287408" calcext:value-type="float">
            <text:p>-4,78E-0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345-30*([.A30]-1)" office:value-type="float" office:value="45" calcext:value-type="float">
            <text:p>45</text:p>
          </table:table-cell>
          <table:table-cell office:value-type="float" office:value="-0.832029421215053" calcext:value-type="float">
            <text:p>-8,32E-01</text:p>
          </table:table-cell>
          <table:table-cell office:value-type="float" office:value="8592.72181106056" calcext:value-type="float">
            <text:p>8,59E+03</text:p>
          </table:table-cell>
          <table:table-cell office:value-type="float" office:value="0.832020771796577" calcext:value-type="float">
            <text:p>8,32E-01</text:p>
          </table:table-cell>
          <table:table-cell office:value-type="float" office:value="0.000116377560217625" calcext:value-type="float">
            <text:p>1,16E-04</text:p>
          </table:table-cell>
          <table:table-cell table:formula="of:=[.D30]/1000" office:value-type="float" office:value="8.59272181106056" calcext:value-type="float">
            <text:p>8,59</text:p>
          </table:table-cell>
          <table:table-cell office:value-type="float" office:value="18.5220639736097" calcext:value-type="float">
            <text:p>18,52</text:p>
          </table:table-cell>
          <table:table-cell office:value-type="float" office:value="0.983893063572956" calcext:value-type="float">
            <text:p>9,84E-01</text:p>
          </table:table-cell>
          <table:table-cell office:value-type="float" office:value="-0.0000000328795777460166" calcext:value-type="float">
            <text:p>-3,29E-0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345-30*([.A31]-1)" office:value-type="float" office:value="15" calcext:value-type="float">
            <text:p>15</text:p>
          </table:table-cell>
          <table:table-cell office:value-type="float" office:value="-236.683556542561" calcext:value-type="float">
            <text:p>-2,37E+02</text:p>
          </table:table-cell>
          <table:table-cell office:value-type="float" office:value="5485.94341512019" calcext:value-type="float">
            <text:p>5,49E+03</text:p>
          </table:table-cell>
          <table:table-cell office:value-type="float" office:value="236.6835508232" calcext:value-type="float">
            <text:p>2,37E+02</text:p>
          </table:table-cell>
          <table:table-cell office:value-type="float" office:value="0.000182284052956841" calcext:value-type="float">
            <text:p>1,82E-04</text:p>
          </table:table-cell>
          <table:table-cell table:formula="of:=[.D31]/1000" office:value-type="float" office:value="5.48594341512019" calcext:value-type="float">
            <text:p>5,49</text:p>
          </table:table-cell>
          <table:table-cell office:value-type="float" office:value="29.011408074906" calcext:value-type="float">
            <text:p>29,01</text:p>
          </table:table-cell>
          <table:table-cell office:value-type="float" office:value="0.56509768815829" calcext:value-type="float">
            <text:p>5,65E-01</text:p>
          </table:table-cell>
          <table:table-cell office:value-type="float" office:value="-0.0000000217239994640735" calcext:value-type="float">
            <text:p>-2,17E-0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5P0"/>
    </number:currency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2" loext:min-decimal-places="12" number:min-integer-digits="1"/>
    </number:number-style>
    <number:number-style style:name="N131">
      <number:number number:decimal-places="13" loext:min-decimal-places="13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7" loext:min-decimal-places="7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5" loext:min-decimal-places="5" number:min-integer-digits="1"/>
    </number:number-style>
    <number:number-style style:name="N136">
      <number:number number:decimal-places="4" loext:min-decimal-places="4" number:min-integer-digits="1"/>
    </number:number-style>
    <number:number-style style:name="N137">
      <number:number number:decimal-places="3" loext:min-decimal-places="3" number:min-integer-digits="1" number:grouping="true"/>
    </number:number-style>
    <number:number-style style:name="N138">
      <number:number number:decimal-places="4" loext:min-decimal-places="4" number:min-integer-digits="1" number:grouping="true"/>
    </number:number-style>
    <number:number-style style:name="N139">
      <number:number number:decimal-places="5" loext:min-decimal-places="5" number:min-integer-digits="1" number:grouping="true"/>
    </number:number-style>
    <number:number-style style:name="N140">
      <number:number number:decimal-places="6" loext:min-decimal-places="6" number:min-integer-digits="1" number:grouping="true"/>
    </number:number-style>
    <number:number-style style:name="N141">
      <number:number number:decimal-places="7" loext:min-decimal-places="7" number:min-integer-digits="1" number:grouping="true"/>
    </number:number-style>
    <number:number-style style:name="N142">
      <number:number number:decimal-places="8" loext:min-decimal-places="8" number:min-integer-digits="1" number:grouping="true"/>
    </number:number-style>
    <number:number-style style:name="N143">
      <number:number number:decimal-places="9" loext:min-decimal-places="9" number:min-integer-digits="1" number:grouping="true"/>
    </number:number-style>
    <number:number-style style:name="N144">
      <number:number number:decimal-places="10" loext:min-decimal-places="10" number:min-integer-digits="1" number:grouping="true"/>
    </number:number-style>
    <number:number-style style:name="N145">
      <number:number number:decimal-places="11" loext:min-decimal-places="11" number:min-integer-digits="1" number:grouping="true"/>
    </number:number-style>
    <number:number-style style:name="N146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7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9">00-00-0000</text:date>, <text:time style:data-style-name="N2" text:time-value="16:31:40.3534913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11:36.087571938</meta:creation-date>
    <dc:date>2018-07-29T19:39:52.286125052</dc:date>
    <meta:editing-duration>PT2H27M17S</meta:editing-duration>
    <meta:editing-cycles>8</meta:editing-cycles>
    <meta:generator>LibreOffice/5.1.6.2$Linux_X86_64 LibreOffice_project/10m0$Build-2</meta:generator>
    <meta:document-statistic meta:table-count="2" meta:cell-count="491" meta:object-count="0"/>
  </office:meta>
</office:document-meta>
</file>